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667cm" svg:y="-5cm"/>
          <draw:glue-point draw:id="6" svg:x="-4.689cm" svg:y="0.779cm"/>
          <draw:glue-point draw:id="7" svg:x="-4.125cm" svg:y="4.013cm"/>
          <draw:glue-point draw:id="8" svg:x="-3.561cm" svg:y="4.013cm"/>
          <draw:glue-point draw:id="9" svg:x="-2.881cm" svg:y="-0.017cm"/>
          <draw:glue-point draw:id="10" svg:x="4.667cm" svg:y="0cm"/>
          <draw:glue-point draw:id="11" svg:x="4.667cm" svg:y="-5cm"/>
          <draw:glue-point draw:id="12" svg:x="5cm" svg:y="-5cm"/>
          <draw:glue-point draw:id="13" svg:x="5cm" svg:y="1cm"/>
          <draw:glue-point draw:id="14" svg:x="-2.667cm" svg:y="1cm"/>
          <draw:glue-point draw:id="15" svg:x="-3.333cm" svg:y="5cm"/>
          <draw:glue-point draw:id="16" svg:x="-4.333cm" svg:y="5cm"/>
          <draw:glue-point draw:id="17" svg:x="-5cm" svg:y="1cm"/>
          <draw:glue-point draw:id="18" svg:x="-4.833cm" svg:y="-5cm"/>
          <draw:glue-point draw:id="19" svg:x="-4.678cm" svg:y="-2.111cm"/>
          <draw:glue-point draw:id="20" svg:x="-4.407cm" svg:y="2.396cm"/>
          <draw:glue-point draw:id="21" svg:x="-3.843cm" svg:y="4.013cm"/>
          <draw:glue-point draw:id="22" svg:x="-3.221cm" svg:y="1.998cm"/>
          <draw:glue-point draw:id="23" svg:x="0.893cm" svg:y="-0.009cm"/>
          <draw:glue-point draw:id="24" svg:x="4.667cm" svg:y="-2.5cm"/>
          <draw:glue-point draw:id="25" svg:x="4.833cm" svg:y="-5cm"/>
          <draw:glue-point draw:id="26" svg:x="5cm" svg:y="-2cm"/>
          <draw:glue-point draw:id="27" svg:x="1.167cm" svg:y="1cm"/>
          <draw:glue-point draw:id="28" svg:x="-3cm" svg:y="3cm"/>
          <draw:glue-point draw:id="29" svg:x="-3.833cm" svg:y="5cm"/>
          <draw:glue-point draw:id="30" svg:x="-4.667cm" svg:y="3cm"/>
          <draw:glue-point draw:id="31" svg:x="-5cm" svg:y="-5cm"/>
          <draw:glue-point draw:id="32" svg:x="-4.667cm" svg:y="-5cm"/>
          <draw:glue-point draw:id="33" svg:x="-4.689cm" svg:y="0.779cm"/>
          <draw:glue-point draw:id="34" svg:x="-4.125cm" svg:y="4.013cm"/>
          <draw:glue-point draw:id="35" svg:x="-3.561cm" svg:y="4.013cm"/>
          <draw:glue-point draw:id="36" svg:x="-2.881cm" svg:y="-0.017cm"/>
          <draw:glue-point draw:id="37" svg:x="4.667cm" svg:y="0cm"/>
          <draw:glue-point draw:id="38" svg:x="4.667cm" svg:y="-5cm"/>
          <draw:glue-point draw:id="39" svg:x="5cm" svg:y="-5cm"/>
          <draw:glue-point draw:id="40" svg:x="5cm" svg:y="1cm"/>
          <draw:glue-point draw:id="41" svg:x="-2.667cm" svg:y="1cm"/>
          <draw:glue-point draw:id="42" svg:x="-3.333cm" svg:y="5cm"/>
          <draw:glue-point draw:id="43" svg:x="-4.333cm" svg:y="5cm"/>
          <draw:glue-point draw:id="44" svg:x="-5cm" svg:y="1cm"/>
          <draw:glue-point draw:id="45" svg:x="-4.833cm" svg:y="-5cm"/>
          <draw:glue-point draw:id="46" svg:x="-4.678cm" svg:y="-2.111cm"/>
          <draw:glue-point draw:id="47" svg:x="-4.407cm" svg:y="2.396cm"/>
          <draw:glue-point draw:id="48" svg:x="-3.843cm" svg:y="4.013cm"/>
          <draw:glue-point draw:id="49" svg:x="-3.221cm" svg:y="1.998cm"/>
          <draw:glue-point draw:id="50" svg:x="0.893cm" svg:y="-0.009cm"/>
          <draw:glue-point draw:id="51" svg:x="4.667cm" svg:y="-2.5cm"/>
          <draw:glue-point draw:id="52" svg:x="4.833cm" svg:y="-5cm"/>
          <draw:glue-point draw:id="53" svg:x="5cm" svg:y="-2cm"/>
          <draw:glue-point draw:id="54" svg:x="1.167cm" svg:y="1cm"/>
          <draw:glue-point draw:id="55" svg:x="-3cm" svg:y="3cm"/>
          <draw:glue-point draw:id="56" svg:x="-3.833cm" svg:y="5cm"/>
          <draw:glue-point draw:id="57" svg:x="-4.667cm" svg:y="3cm"/>
          <draw:glue-point draw:id="58" svg:x="-0.333cm" svg:y="-3cm"/>
          <draw:glue-point draw:id="59" svg:x="0.667cm" svg:y="-3cm"/>
          <draw:glue-point draw:id="60" svg:x="0.167cm" svg:y="-3cm"/>
          <draw:glue-point draw:id="61" svg:x="0cm" svg:y="-4cm"/>
          <draw:glue-point draw:id="62" svg:x="0.333cm" svg:y="-4cm"/>
          <draw:glue-point draw:id="63" svg:x="0.167cm" svg:y="-4cm"/>
          <draw:glue-point draw:id="64" svg:x="0cm" svg:y="-4cm"/>
          <draw:glue-point draw:id="65" svg:x="0.167cm" svg:y="-3cm"/>
          <draw:glue-point draw:id="66" svg:x="0.083cm" svg:y="-3.5cm"/>
          <draw:glue-point draw:id="67" svg:x="0.333cm" svg:y="-4cm"/>
          <draw:glue-point draw:id="68" svg:x="0.167cm" svg:y="-3cm"/>
          <draw:glue-point draw:id="69" svg:x="0.25cm" svg:y="-3.5cm"/>
          <draw:glue-point draw:id="70" svg:x="0cm" svg:y="-2.7cm"/>
          <draw:glue-point draw:id="71" svg:x="0.333cm" svg:y="-2.7cm"/>
          <draw:glue-point draw:id="72" svg:x="0.167cm" svg:y="-2.7cm"/>
          <draw:glue-point draw:id="73" svg:x="0.067cm" svg:y="-2.4cm"/>
          <draw:glue-point draw:id="74" svg:x="0.267cm" svg:y="-2.4cm"/>
          <draw:glue-point draw:id="75" svg:x="0.167cm" svg:y="-2.4cm"/>
          <draw:glue-point draw:id="76" svg:x="0.133cm" svg:y="-2cm"/>
          <draw:glue-point draw:id="77" svg:x="0.2cm" svg:y="-2cm"/>
          <draw:glue-point draw:id="78" svg:x="0.167cm" svg:y="-2cm"/>
          <draw:glue-point draw:id="79" svg:x="-4.667cm" svg:y="-3cm"/>
          <draw:glue-point draw:id="80" svg:x="-0.333cm" svg:y="-3cm"/>
          <draw:glue-point draw:id="81" svg:x="-2.5cm" svg:y="-3cm"/>
          <draw:glue-point draw:id="82" svg:x="0.667cm" svg:y="-3cm"/>
          <draw:glue-point draw:id="83" svg:x="4.667cm" svg:y="-3cm"/>
          <draw:glue-point draw:id="84" svg:x="2.667cm" svg:y="-3cm"/>
          <draw:glue-point draw:id="85" svg:x="-0.333cm" svg:y="-3cm"/>
          <draw:glue-point draw:id="86" svg:x="0.667cm" svg:y="-3cm"/>
          <draw:glue-point draw:id="87" svg:x="0.167cm" svg:y="-3cm"/>
          <draw:glue-point draw:id="88" svg:x="0cm" svg:y="-4cm"/>
          <draw:glue-point draw:id="89" svg:x="0.333cm" svg:y="-4cm"/>
          <draw:glue-point draw:id="90" svg:x="0.167cm" svg:y="-4cm"/>
          <draw:glue-point draw:id="91" svg:x="0cm" svg:y="-4cm"/>
          <draw:glue-point draw:id="92" svg:x="0.167cm" svg:y="-3cm"/>
          <draw:glue-point draw:id="93" svg:x="0.083cm" svg:y="-3.5cm"/>
          <draw:glue-point draw:id="94" svg:x="0.333cm" svg:y="-4cm"/>
          <draw:glue-point draw:id="95" svg:x="0.167cm" svg:y="-3cm"/>
          <draw:glue-point draw:id="96" svg:x="0.25cm" svg:y="-3.5cm"/>
          <draw:glue-point draw:id="97" svg:x="0cm" svg:y="-2.7cm"/>
          <draw:glue-point draw:id="98" svg:x="0.333cm" svg:y="-2.7cm"/>
          <draw:glue-point draw:id="99" svg:x="0.167cm" svg:y="-2.7cm"/>
          <draw:glue-point draw:id="100" svg:x="0.067cm" svg:y="-2.4cm"/>
          <draw:glue-point draw:id="101" svg:x="0.267cm" svg:y="-2.4cm"/>
          <draw:glue-point draw:id="102" svg:x="0.167cm" svg:y="-2.4cm"/>
          <draw:glue-point draw:id="103" svg:x="0.167cm" svg:y="-2cm"/>
          <draw:glue-point draw:id="104" svg:x="0.167cm" svg:y="-2cm"/>
          <draw:glue-point draw:id="105" svg:x="0.167cm" svg:y="-2cm"/>
          <draw:glue-point draw:id="106" svg:x="-4.667cm" svg:y="-3cm"/>
          <draw:glue-point draw:id="107" svg:x="-0.333cm" svg:y="-3cm"/>
          <draw:glue-point draw:id="108" svg:x="-2.5cm" svg:y="-3cm"/>
          <draw:glue-point draw:id="109" svg:x="0.667cm" svg:y="-3cm"/>
          <draw:glue-point draw:id="110" svg:x="4.667cm" svg:y="-3cm"/>
          <draw:glue-point draw:id="111" svg:x="2.667cm" svg:y="-3cm"/>
          <draw:glue-point draw:id="112" svg:x="-0.608cm" svg:y="-1.402cm"/>
          <draw:polygon draw:style-name="gr1" draw:layer="layout" svg:width="5.999cm" svg:height="2cm" svg:x="0cm" svg:y="0cm" svg:viewBox="0 0 6000 2001" draw:points="100,0 300,0 300,1200 600,1800 900,1800 1300,1000 5800,1000 5800,0 6000,0 6000,1200 1400,1200 1000,2001 400,2001 0,1200">
            <text:p/>
          </draw:polygon>
          <draw:polygon draw:style-name="gr2" draw:layer="layout" svg:width="5.999cm" svg:height="2cm" svg:x="0cm" svg:y="0cm" svg:viewBox="0 0 6000 2001" draw:points="100,0 300,0 300,1200 600,1800 900,1800 1300,1000 5800,1000 5800,0 6000,0 6000,1200 1400,1200 1000,2001 400,2001 0,1200">
            <text:p/>
          </draw:polygon>
          <draw:line draw:style-name="gr3" draw:layer="layout" svg:x1="2.8cm" svg:y1="0.4cm" svg:x2="3.4cm" svg:y2="0.4cm">
            <text:p/>
          </draw:line>
          <draw:line draw:style-name="gr3" draw:layer="layout" svg:x1="3cm" svg:y1="0.2cm" svg:x2="3.2cm" svg:y2="0.2cm">
            <text:p/>
          </draw:line>
          <draw:line draw:style-name="gr3" draw:layer="layout" svg:x1="3cm" svg:y1="0.2cm" svg:x2="3.1cm" svg:y2="0.4cm">
            <text:p/>
          </draw:line>
          <draw:line draw:style-name="gr3" draw:layer="layout" svg:x1="3.2cm" svg:y1="0.2cm" svg:x2="3.1cm" svg:y2="0.4cm">
            <text:p/>
          </draw:line>
          <draw:line draw:style-name="gr3" draw:layer="layout" svg:x1="3cm" svg:y1="0.46cm" svg:x2="3.2cm" svg:y2="0.46cm">
            <text:p/>
          </draw:line>
          <draw:line draw:style-name="gr3" draw:layer="layout" svg:x1="3.04cm" svg:y1="0.52cm" svg:x2="3.16cm" svg:y2="0.52cm">
            <text:p/>
          </draw:line>
          <draw:line draw:style-name="gr3" draw:layer="layout" svg:x1="3.08cm" svg:y1="0.6cm" svg:x2="3.12cm" svg:y2="0.6cm">
            <text:p/>
          </draw:line>
          <draw:line draw:style-name="gr3" draw:layer="layout" svg:x1="0.2cm" svg:y1="0.4cm" svg:x2="2.8cm" svg:y2="0.4cm">
            <text:p/>
          </draw:line>
          <draw:line draw:style-name="gr3" draw:layer="layout" svg:x1="3.4cm" svg:y1="0.4cm" svg:x2="5.8cm" svg:y2="0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Preliminary Clarification Tank</dc:title>
    <meta:creation-date>2011-02-07T17:05:08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